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883b"/>
    </style:style>
    <style:style style:name="P2" style:family="paragraph" style:parent-style-name="Text_20_body">
      <style:text-properties officeooo:paragraph-rsid="000f6ccb"/>
    </style:style>
    <style:style style:name="P3" style:family="paragraph" style:parent-style-name="Text_20_body">
      <style:text-properties officeooo:rsid="000fa1a0" officeooo:paragraph-rsid="000fa1a0"/>
    </style:style>
    <style:style style:name="P4" style:family="paragraph" style:parent-style-name="Text_20_body">
      <style:text-properties officeooo:rsid="00127e2f" officeooo:paragraph-rsid="00127e2f"/>
    </style:style>
    <style:style style:name="P5" style:family="paragraph" style:parent-style-name="Text_20_body">
      <style:text-properties officeooo:rsid="001bbc29" officeooo:paragraph-rsid="001bbc29"/>
    </style:style>
    <style:style style:name="P6" style:family="paragraph" style:parent-style-name="Text_20_body">
      <style:text-properties officeooo:paragraph-rsid="001e322c"/>
    </style:style>
    <style:style style:name="P7" style:family="paragraph" style:parent-style-name="Text_20_body" style:list-style-name="L1">
      <style:text-properties officeooo:paragraph-rsid="000c883b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text-properties officeooo:paragraph-rsid="000fa1a0"/>
    </style:style>
    <style:style style:name="P10" style:family="paragraph" style:parent-style-name="Text_20_body" style:list-style-name="L3">
      <style:text-properties officeooo:rsid="000fa1a0" officeooo:paragraph-rsid="000fa1a0"/>
    </style:style>
    <style:style style:name="P11" style:family="paragraph" style:parent-style-name="Text_20_body" style:list-style-name="L4">
      <style:text-properties officeooo:rsid="000fa1a0" officeooo:paragraph-rsid="00127e2f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officeooo:rsid="00127e2f" officeooo:paragraph-rsid="00129e8f"/>
    </style:style>
    <style:style style:name="P14" style:family="paragraph" style:parent-style-name="Text_20_body" style:list-style-name="L4">
      <style:text-properties officeooo:rsid="00127e2f" officeooo:paragraph-rsid="00127e2f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text-properties officeooo:paragraph-rsid="001503d3"/>
    </style:style>
    <style:style style:name="P17" style:family="paragraph" style:parent-style-name="Text_20_body" style:list-style-name="L6">
      <style:text-properties officeooo:paragraph-rsid="0019cb11"/>
    </style:style>
    <style:style style:name="P18" style:family="paragraph" style:parent-style-name="Text_20_body" style:list-style-name="L6">
      <style:text-properties officeooo:rsid="0019cb11" officeooo:paragraph-rsid="0019cb11"/>
    </style:style>
    <style:style style:name="P19" style:family="paragraph" style:parent-style-name="Text_20_body" style:list-style-name="L6">
      <style:text-properties officeooo:rsid="001bbc29" officeooo:paragraph-rsid="001bbc29"/>
    </style:style>
    <style:style style:name="P20" style:family="paragraph" style:parent-style-name="Text_20_body" style:list-style-name="L6">
      <style:text-properties officeooo:rsid="001bbc29" officeooo:paragraph-rsid="001cc7a0"/>
    </style:style>
    <style:style style:name="P21" style:family="paragraph" style:parent-style-name="Text_20_body" style:list-style-name="L6">
      <style:text-properties officeooo:rsid="001bbc29" officeooo:paragraph-rsid="001ce9d4"/>
    </style:style>
    <style:style style:name="P22" style:family="paragraph" style:parent-style-name="Text_20_body" style:list-style-name="L2">
      <style:text-properties officeooo:rsid="001f3a03" officeooo:paragraph-rsid="001f3a03"/>
    </style:style>
    <style:style style:name="P23" style:family="paragraph" style:parent-style-name="Text_20_body" style:list-style-name="L7">
      <style:text-properties officeooo:rsid="001f3a03" officeooo:paragraph-rsid="001f3a03"/>
    </style:style>
    <style:style style:name="P24" style:family="paragraph" style:parent-style-name="Text_20_body" style:list-style-name="L8">
      <style:text-properties officeooo:rsid="001f3a03" officeooo:paragraph-rsid="001f3a03"/>
    </style:style>
    <style:style style:name="P25" style:family="paragraph" style:parent-style-name="Text_20_body" style:list-style-name="L9">
      <style:text-properties officeooo:rsid="001f3a03" officeooo:paragraph-rsid="001f3a03"/>
    </style:style>
    <style:style style:name="P26" style:family="paragraph" style:parent-style-name="Text_20_body">
      <style:text-properties officeooo:paragraph-rsid="001e322c"/>
    </style:style>
    <style:style style:name="P27" style:family="paragraph" style:parent-style-name="Text_20_body" style:list-style-name="L9">
      <style:text-properties officeooo:paragraph-rsid="001f3a03"/>
    </style:style>
    <style:style style:name="P28" style:family="paragraph" style:parent-style-name="Heading_20_1">
      <style:text-properties officeooo:rsid="000c883b" officeooo:paragraph-rsid="000c883b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Preformatted_20_Text" style:list-style-name="L3"/>
    <style:style style:name="P31" style:family="paragraph" style:parent-style-name="Preformatted_20_Text" style:list-style-name="L4"/>
    <style:style style:name="P32" style:family="paragraph" style:parent-style-name="Preformatted_20_Text" style:list-style-name="L5"/>
    <style:style style:name="P33" style:family="paragraph" style:parent-style-name="Preformatted_20_Text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22c" style:font-weight-asian="bold" style:font-weight-complex="bold"/>
    </style:style>
    <style:style style:name="T3" style:family="text">
      <style:text-properties fo:font-weight="bold" officeooo:rsid="001f3a03" style:font-weight-asian="bold" style:font-weight-complex="bold"/>
    </style:style>
    <style:style style:name="T4" style:family="text">
      <style:text-properties officeooo:rsid="000f6ccb"/>
    </style:style>
    <style:style style:name="T5" style:family="text">
      <style:text-properties officeooo:rsid="000fa1a0"/>
    </style:style>
    <style:style style:name="T6" style:family="text">
      <style:text-properties officeooo:rsid="0011a24e"/>
    </style:style>
    <style:style style:name="T7" style:family="text">
      <style:text-properties officeooo:rsid="0013718c"/>
    </style:style>
    <style:style style:name="T8" style:family="text">
      <style:text-properties officeooo:rsid="0014bc35"/>
    </style:style>
    <style:style style:name="T9" style:family="text">
      <style:text-properties officeooo:rsid="001e322c"/>
    </style:style>
    <style:style style:name="T10" style:family="text">
      <style:text-properties officeooo:rsid="001f3a03"/>
    </style:style>
    <style:style style:name="T11" style:family="text">
      <style:text-properties officeooo:rsid="0020f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strucciones</text:h>
      <text:p text:style-name="P1">Se han creado 4 aplicaciones:</text:p>
      <text:list xml:id="list2467471358" text:style-name="L1">
        <text:list-item>
          <text:p text:style-name="P7">Stack LAMP:</text:p>
          <text:list>
            <text:list-item>
              <text:p text:style-name="P7">API con Lumen: <text:a xlink:type="simple" xlink:href="https://github.com/carlosgmr/tfm-api-lumen" text:style-name="Internet_20_link" text:visited-style-name="Visited_20_Internet_20_Link">https://github.com/carlosgmr/tfm-api-lumen</text:a></text:p>
            </text:list-item>
            <text:list-item>
              <text:p text:style-name="P7">APP web con Laravel: <text:a xlink:type="simple" xlink:href="https://github.com/carlosgmr/tfm-app-laravel" text:style-name="Internet_20_link" text:visited-style-name="Visited_20_Internet_20_Link">https://github.com/carlosgmr/tfm-app-laravel</text:a></text:p>
            </text:list-item>
          </text:list>
        </text:list-item>
        <text:list-item>
          <text:p text:style-name="P7">Stack MEAN</text:p>
          <text:list>
            <text:list-item>
              <text:p text:style-name="P7">API con Express: <text:a xlink:type="simple" xlink:href="https://github.com/carlosgmr/tfm-api-express" text:style-name="Internet_20_link" text:visited-style-name="Visited_20_Internet_20_Link">https://github.com/carlosgmr/tfm-api-express</text:a></text:p>
            </text:list-item>
            <text:list-item>
              <text:p text:style-name="P7">APP web con Angular: <text:a xlink:type="simple" xlink:href="https://github.com/carlosgmr/tfm-app-angular" text:style-name="Internet_20_link" text:visited-style-name="Visited_20_Internet_20_Link">https://github.com/carlosgmr/tfm-app-angular</text:a></text:p>
            </text:list-item>
          </text:list>
        </text:list-item>
      </text:list>
      <text:p text:style-name="P1"/>
      <text:p text:style-name="P1">En el readme.md de cada uno de los proyectos viene especificada las instrucciones para instalarlas. Se recomienda seguir las instrucciones desde GitHub porque están más claras al tener formato.</text:p>
      <text:p text:style-name="P1"><text:span text:style-name="T1">IMPORTANTE 1:</text:span> para el despliegue de las aplicaciones se utiliza el sistema de contenedores Docker. Para instalar Docker Community Edition (CE) en su sistema operativo consulte la página <text:a xlink:type="simple" xlink:href="https://docs.docker.com/install/" text:style-name="Internet_20_link" text:visited-style-name="Visited_20_Internet_20_Link">https://docs.docker.com/install/</text:a></text:p>
      <text:p text:style-name="P2"><text:span text:style-name="T1">IMPORTANTE 2:</text:span> las instrucciones vienen descritas suponiendo que se trabaja en una distribución Linux con base Debian (por ejemplo Ubuntu). Si se trabaja desde otro sistema operativo, las instrucciones pueden cambiar.</text:p>
      <text:p text:style-name="P2"><text:span text:style-name="T1">IMPORTANTE 3:</text:span> las aplicaciones tipo API trabajan con una base de datos MySQL. Se puede instalar MySQL en el propio sistema operativo o en un contenedor de Docker. Una vez se tenga funcionando la base de datos, seguir las instrucciones <text:span text:style-name="T4">del siguiente apartado.</text:span></text:p>
      <text:p text:style-name="P6"><text:span text:style-name="T1">IMPORTANTE </text:span><text:span text:style-name="T2">4</text:span><text:span text:style-name="T1">:</text:span> <text:span text:style-name="T9">para cualquier duda o problema durante la instalación de los proyectos, contactad con el autor: Carlos Giovanni Molina Ronceros (</text:span><text:a xlink:type="simple" xlink:href="mailto:giovanni.molina@edu.uah.es" text:style-name="Internet_20_link" text:visited-style-name="Visited_20_Internet_20_Link"><text:span text:style-name="T9">giovanni.molina@edu.uah.es</text:span></text:a><text:span text:style-name="T9">).</text:span></text:p>
      <text:p text:style-name="P6"/>
      <text:h text:style-name="Heading_20_2" text:outline-level="2">Instalación Base de Datos</text:h>
      <text:list xml:id="list563387819" text:style-name="L2">
        <text:list-item>
          <text:p text:style-name="P8">Conectarse a la base de datos.</text:p>
        </text:list-item>
        <text:list-item>
          <text:p text:style-name="P8">Crear un esquema, por ejemplo "tfm".</text:p>
        </text:list-item>
        <text:list-item>
          <text:p text:style-name="P8">Ejecutar el script "database/model.sql". Este script creará todas las tablas e insertará datos para realizar pruebas.</text:p>
        </text:list-item>
        <text:list-item>
          <text:p text:style-name="P22">Después de realizar la importación de datos, se tienen las siguientes cuentas para acceder a las aplicaciones</text:p>
          <text:list>
            <text:list-item>
              <text:p text:style-name="P22">Tipo de cuenta “Administrador”:</text:p>
            </text:list-item>
          </text:list>
        </text:list-item>
      </text:list>
      <text:list xml:id="list551274878" text:style-name="L7">
        <text:list-item>
          <text:list>
            <text:list-item>
              <text:list>
                <text:list-item>
                  <text:p text:style-name="P23"><text:span text:style-name="T1">email:</text:span> administrator@tfm.com <text:span text:style-name="T1">password:</text:span> 1234</text:p>
                </text:list-item>
                <text:list-item>
                  <text:p text:style-name="P23"><text:span text:style-name="T1">email:</text:span> administrator2@tfm.com <text:span text:style-name="T1">password:</text:span> 1234</text:p>
                </text:list-item>
                <text:list-item>
                  <text:p text:style-name="P23"><text:span text:style-name="T1">email:</text:span> administrator3@tfm.com <text:span text:style-name="T1">password:</text:span> 1234</text:p>
                </text:list-item>
              </text:list>
            </text:list-item>
          </text:list>
        </text:list-item>
      </text:list>
      <text:list xml:id="list204214026065857" text:continue-list="list563387819" text:style-name="L2">
        <text:list-item>
          <text:list>
            <text:list-item>
              <text:p text:style-name="P22">Tipo de cuenta “Instructor”:</text:p>
            </text:list-item>
          </text:list>
        </text:list-item>
      </text:list>
      <text:list xml:id="list1853685893" text:style-name="L8">
        <text:list-item>
          <text:list>
            <text:list-item>
              <text:list>
                <text:list-item>
                  <text:p text:style-name="P24"><text:span text:style-name="T1">email:</text:span> instructor@tfm.com <text:span text:style-name="T1">password:</text:span> 1234</text:p>
                </text:list-item>
                <text:list-item>
                  <text:p text:style-name="P24"><text:span text:style-name="T1">email:</text:span> instructor2@tfm.com <text:span text:style-name="T1">password:</text:span> 1234</text:p>
                </text:list-item>
                <text:list-item>
                  <text:p text:style-name="P24"><text:span text:style-name="T1">email:</text:span> instructor3@tfm.com <text:span text:style-name="T1">password:</text:span> 1234</text:p>
                </text:list-item>
              </text:list>
            </text:list-item>
          </text:list>
        </text:list-item>
      </text:list>
      <text:list xml:id="list204214487626922" text:continue-list="list204214026065857" text:style-name="L2">
        <text:list-item>
          <text:list>
            <text:list-item>
              <text:p text:style-name="P22">Tipo de cuenta “Usuario”:</text:p>
            </text:list-item>
          </text:list>
        </text:list-item>
      </text:list>
      <text:list xml:id="list2979724524" text:style-name="L9">
        <text:list-item>
          <text:list>
            <text:list-item>
              <text:list>
                <text:list-item>
                  <text:p text:style-name="P25"><text:span text:style-name="T1">email:</text:span> user@tfm.com <text:span text:style-name="T1">password:</text:span> 1234</text:p>
                </text:list-item>
                <text:list-item>
                  <text:p text:style-name="P25"><text:span text:style-name="T1">email:</text:span> user<text:span text:style-name="T11">2</text:span>@tfm.com <text:span text:style-name="T1">password:</text:span> 1234</text:p>
                </text:list-item>
                <text:list-item>
                  <text:p text:style-name="P27"><text:span text:style-name="T3">email:</text:span><text:span text:style-name="T10"> user3@tfm.com </text:span><text:span text:style-name="T3">password:</text:span><text:span text:style-name="T10"> 1234</text:span></text:p>
                </text:list-item>
              </text:list>
            </text:list-item>
          </text:list>
        </text:list-item>
      </text:list>
      <text:h text:style-name="P29" text:outline-level="2">Instalación API Lumen</text:h>
      <text:list xml:id="list1726990411" text:style-name="L3">
        <text:list-item>
          <text:p text:style-name="P9">Clonar o descargar proyecto desde GitHub:</text:p>
          <text:p text:style-name="P30">git clone https://github.com/carlosgmr/tfm-api-lumen.git api-lumen</text:p>
        </text:list-item>
        <text:list-item>
          <text:p text:style-name="P9">Entrar en la carpeta del proyecto:</text:p>
          <text:p text:style-name="P30">cd api-lumen</text:p>
        </text:list-item>
        <text:list-item>
          <text:p text:style-name="P10">Copiar el archivo ".env.example" y renombrarlo a ".env":</text:p>
          <text:p text:style-name="P30">cp .env.example .env</text:p>
        </text:list-item>
        <text:list-item>
          <text:p text:style-name="P10">Abrir el archivo ".env" y completar las siguientes variables de configuración:</text:p>
          <text:list>
            <text:list-item>
              <text:p text:style-name="P10"><text:span text:style-name="T1">APP_KEY:</text:span> cadena aleatoria que se utilizará para tareas de encriptación. Se recomienda que tenga una longitud mínima de 32 caracteres y que <text:span text:style-name="T6">contenga</text:span> letras en mayúsculas y minúsculas y números.</text:p>
            </text:list-item>
            <text:list-item>
              <text:p text:style-name="P10"><text:span text:style-name="T1">DB_HOST:</text:span> IP o nombre de dominio donde se encuentra la base de datos. Importante Si la base de datos se encuentra en el mismo equipo, no utilizar localhost o 127.0.0.1, sino la IP que tiene el equipo en la red local (utilizad ifconfig para averiguarla).</text:p>
            </text:list-item>
            <text:list-item>
              <text:p text:style-name="P10"><text:span text:style-name="T1">DB_PORT:</text:span> puerto de conexión con la base de datos.</text:p>
            </text:list-item>
            <text:list-item>
              <text:p text:style-name="P10"><text:span text:style-name="T1">DB_DATABASE:</text:span> nombre del esquema de la base de datos que se utilizará.</text:p>
            </text:list-item>
            <text:list-item>
              <text:p text:style-name="P10"><text:span text:style-name="T1">DB_USERNAME:</text:span> nombre de usuario para conectar a la base de datos.</text:p>
            </text:list-item>
            <text:list-item>
              <text:p text:style-name="P10"><text:span text:style-name="T1">DB_PASSWORD:</text:span> contraseña de usuario para conectar a la base de datos.</text:p>
            </text:list-item>
            <text:list-item>
              <text:p text:style-name="P10"><text:span text:style-name="T1">JWT_SECRET:</text:span> cadena aleatoria que se utilizará para firmar los token de autenticación JWT. Se recomienda que tenga una longitud mínima de 32 caracteres y que contega letras en mayúsculas y minúsculas y números.</text:p>
            </text:list-item>
            <text:list-item>
              <text:p text:style-name="P10"><text:span text:style-name="T1">PASSWORD_ALGO:</text:span> algoritmo para encriptar las contraseñas de usuario. Los valores admitidos son sha1 y bcrypt. Para compatibilidad total entre clientes web y APIs, utilizad sha1.</text:p>
            </text:list-item>
          </text:list>
        </text:list-item>
        <text:list-item>
          <text:p text:style-name="P10">Construir la imagen de Docker. Hay que estar dentro de la carpeta del proyecto:</text:p>
          <text:p text:style-name="P30">docker build -t carlosgmr/api-lumen .</text:p>
        </text:list-item>
        <text:list-item>
          <text:p text:style-name="P10">Construir contenedor Docker con la imagen anterior y ejecutarlo:</text:p>
          <text:p text:style-name="P30">docker run -p 8970:80 --detach --memory 1g --name api-lumen carlosgmr/api-lumen</text:p>
        </text:list-item>
        <text:list-item>
          <text:p text:style-name="P10">La aplicación se encuentra accesible desde <text:a xlink:type="simple" xlink:href="http://localhost:8970/" text:style-name="Internet_20_link" text:visited-style-name="Visited_20_Internet_20_Link">http://localhost:8970</text:a></text:p>
        </text:list-item>
      </text:list>
      <text:p text:style-name="P3"/>
      <text:h text:style-name="P29" text:outline-level="2">Instalación APP Laravel</text:h>
      <text:list xml:id="list2273453401" text:style-name="L4">
        <text:list-item>
          <text:p text:style-name="P12">Clonar o descargar proyecto desde GitHub:</text:p>
          <text:p text:style-name="P31">git clone https://github.com/carlosgmr/tfm-app-laravel.git app-laravel</text:p>
        </text:list-item>
        <text:list-item>
          <text:p text:style-name="P12">Entrar en la carpeta del proyecto:</text:p>
          <text:p text:style-name="P31">cd app-laravel</text:p>
        </text:list-item>
        <text:list-item>
          <text:p text:style-name="P11">Copiar el archivo ".env.example" y renombrarlo a ".env":</text:p>
          <text:p text:style-name="P31">cp .env.example .env</text:p>
        </text:list-item>
        <text:list-item>
          <text:p text:style-name="P13">Abrir el archivo <text:span text:style-name="T5">"</text:span>.env<text:span text:style-name="T5">"</text:span> y completar las siguientes variables de configuración:</text:p>
          <text:list>
            <text:list-item>
              <text:p text:style-name="P14"><text:span text:style-name="T1">APP_KEY:</text:span> cadena aleatoria que se utilizará para tareas de encriptación. Se recomienda que tenga una longitud mínima de 32 caracteres y que contenga letras en mayúsculas y minúsculas y números.</text:p>
            </text:list-item>
            <text:list-item>
              <text:p text:style-name="P14"><text:span text:style-name="T1">API_URL:</text:span> URL donde está desplegada la API Lumen. Importante Si API se encuentra en el mismo equipo, no utilizar localhost o 127.0.0.1, sino la IP que tiene el equipo en la red local (utilizad ifconfig para averiguarla). <text:span text:style-name="T7">No olvidar añadir una barra inclinada (/) al final de la URL. Ejemplo: http://192.168.1.61:8970/</text:span></text:p>
            </text:list-item>
          </text:list>
        </text:list-item>
        <text:list-item>
          <text:p text:style-name="P14">Construir la imagen de Docker. Hay que estar dentro de la carpeta del proyecto:</text:p>
          <text:p text:style-name="P31">docker build -t carlosgmr/app-laravel .</text:p>
        </text:list-item>
        <text:list-item>
          <text:p text:style-name="P14">Construir contenedor Docker con la imagen anterior y ejecutarlo:</text:p>
          <text:p text:style-name="P31">docker run -p 8972:80 --detach --memory 1g --name app-laravel carlosgmr/app-laravel</text:p>
        </text:list-item>
        <text:list-item>
          <text:p text:style-name="P14">La aplicación se encuentra accesible desde <text:a xlink:type="simple" xlink:href="http://localhost:8972/" text:style-name="Internet_20_link" text:visited-style-name="Visited_20_Internet_20_Link">http://localhost:8972</text:a></text:p>
        </text:list-item>
      </text:list>
      <text:p text:style-name="P4"/>
      <text:h text:style-name="P29" text:outline-level="2">Instalación API Express</text:h>
      <text:list xml:id="list3525318306" text:style-name="L5">
        <text:list-item>
          <text:p text:style-name="P15">Clonar o descargar proyecto desde GitHub:</text:p>
          <text:p text:style-name="P32">git clone https://github.com/carlosgmr/tfm-api-express.git api-express</text:p>
        </text:list-item>
        <text:list-item>
          <text:p text:style-name="P15">Entrar en la carpeta del proyecto:</text:p>
          <text:p text:style-name="P32">cd api-express</text:p>
        </text:list-item>
        <text:list-item>
          <text:p text:style-name="P16">Crear el fichero <text:span text:style-name="T5">"</text:span>config.js<text:span text:style-name="T5">"</text:span></text:p>
          <text:p text:style-name="P32">touch config.js</text:p>
          <text:p text:style-name="P16">Su contenido será el siguiente:</text:p>
        </text:list-item>
      </text:list>
      <text:p text:style-name="Preformatted_20_Text">module.exports = {</text:p>
      <text:p text:style-name="Preformatted_20_Text"><text:s text:c="4"/>'db': {</text:p>
      <text:p text:style-name="Preformatted_20_Text"><text:s text:c="8"/>'host': '192.168.1.XXX', // IP o nombre de dominio donde se encuentra la base de datos. Importante: Si la base de datos se encuentra en el mismo equipo, no utilizar localhost o 127.0.0.1, sino la IP que tiene el equipo en la red local (utilizad ifconfig para averiguarla)</text:p>
      <text:p text:style-name="Preformatted_20_Text"><text:s text:c="8"/>'port': 0000, // puerto de conexión con la base de datos</text:p>
      <text:p text:style-name="Preformatted_20_Text"><text:s text:c="8"/>'user': 'usuario', // nombre de usuario para conectar a la base de datos</text:p>
      <text:p text:style-name="Preformatted_20_Text"><text:s text:c="8"/>'password': 'contraseña', // contraseña de usuario para conectar a la base de datos</text:p>
      <text:p text:style-name="Preformatted_20_Text"><text:s text:c="8"/>'database': 'base de datos', // nombre del esquema de la base de datos que se utilizará</text:p>
      <text:p text:style-name="Preformatted_20_Text"><text:s text:c="8"/>'dateStrings': true</text:p>
      <text:p text:style-name="Preformatted_20_Text"><text:s text:c="4"/>},</text:p>
      <text:p text:style-name="Preformatted_20_Text"><text:s text:c="4"/>'jwt':{</text:p>
      <text:p text:style-name="Preformatted_20_Text"><text:s text:c="8"/>'issuer':'tfm-api-express',</text:p>
      <text:p text:style-name="Preformatted_20_Text"><text:s text:c="8"/>'secret':'your-secret-key' // cadena aleatoria que se utilizará para firmar los token de autenticación JWT. Se recomienda que tenga una longitud mínima de 32 caracteres y que contega letras en mayúsculas y minúsculas y números</text:p>
      <text:p text:style-name="Preformatted_20_Text"><text:s text:c="4"/>},</text:p>
      <text:p text:style-name="Preformatted_20_Text"><text:s text:c="4"/>'passwordAlgo':'sha1|bcrypt' // algoritmo para encriptar las contraseñas de usuario. Los valores admitidos son sha1 y bcrypt. Para compatibilidad total entre clientes web y APIs, utilizad sha1</text:p>
      <text:p text:style-name="Preformatted_20_Text">};</text:p>
      <text:list xml:id="list204216016886495" text:continue-numbering="true" text:style-name="L5">
        <text:list-item>
          <text:p text:style-name="P15">Construir la imagen de Docker. <text:span text:style-name="T8">H</text:span>ay que estar dentro de la carpeta del proyecto:</text:p>
          <text:p text:style-name="P32">docker build -t carlosgmr/api-express .</text:p>
        </text:list-item>
        <text:list-item>
          <text:p text:style-name="P15">Construir contenedor Docker con la imagen anterior y ejecutarlo:</text:p>
          <text:p text:style-name="P32">docker run -p 8971:3000 --detach --memory 1g --name api-express carlosgmr/api-express</text:p>
        </text:list-item>
        <text:list-item>
          <text:p text:style-name="P15">La aplicación se encuentra accesible desde <text:a xlink:type="simple" xlink:href="http://localhost:8971/" text:style-name="Internet_20_link" text:visited-style-name="Visited_20_Internet_20_Link">http://localhost:8971</text:a></text:p>
        </text:list-item>
      </text:list>
      <text:p text:style-name="Text_20_body"/>
      <text:h text:style-name="P29" text:outline-level="2">Instalación APP Angular</text:h>
      <text:list xml:id="list1151279483" text:style-name="L6">
        <text:list-item>
          <text:p text:style-name="P17">Instalar Node.js y npm:</text:p>
          <text:p text:style-name="P33">sudo apt-get install -y nodejs</text:p>
          <text:p text:style-name="P17">Si el despliegue se realiza en un sistema operativo o distribución Linux distinta, consultar esta página <text:a xlink:type="simple" xlink:href="https://nodejs.org/es/download/package-manager/" text:style-name="Internet_20_link" text:visited-style-name="Visited_20_Internet_20_Link">https://nodejs.org/es/download/package-manager/</text:a></text:p>
        </text:list-item>
        <text:list-item>
          <text:p text:style-name="P17">Instalar globalmente Angular Cli:</text:p>
          <text:p text:style-name="P33">npm install -g @angular/cli</text:p>
        </text:list-item>
        <text:list-item>
          <text:p text:style-name="P18">Clonar o descargar proyecto desde GitHub:</text:p>
          <text:p text:style-name="P33">git clone https://github.com/carlosgmr/tfm-app-angular.git app-angular</text:p>
        </text:list-item>
        <text:list-item>
          <text:p text:style-name="P19">Entrar en la carpeta del proyecto:</text:p>
          <text:p text:style-name="P33">cd app-angular</text:p>
        </text:list-item>
        <text:list-item>
          <text:p text:style-name="P19">Instalar dependencias del proyecto:</text:p>
          <text:p text:style-name="P33">npm install</text:p>
        </text:list-item>
        <text:list-item>
          <text:p text:style-name="P20">Abrir el archivo <text:span text:style-name="T5">"</text:span>src/environments/environment.prod.ts<text:span text:style-name="T5">"</text:span></text:p>
        </text:list-item>
        <text:list-item>
          <text:p text:style-name="P21">Modicar la clave <text:span text:style-name="T1">api &gt; url</text:span> y poner la URL donde se encuentra desplegada la API Express. Importante: Si API se encuentra en el mismo equipo, no utilizar localhost o 127.0.0.1, sino la IP que tiene el equipo en la red local (utilizad ifconfig para averiguarla). <text:span text:style-name="T7">No olvidar añadir una barra inclinada (/) al final de la URL. Ejemplo: http://192.168.1.61:8971/</text:span></text:p>
        </text:list-item>
        <text:list-item>
          <text:p text:style-name="P19">Generar contenido de despliegue:</text:p>
          <text:p text:style-name="P33">ng build --prod --build-optimizer</text:p>
        </text:list-item>
        <text:list-item>
          <text:p text:style-name="P19">Construir la imagen de Docker. Hay que estar dentro de la carpeta del proyecto:</text:p>
          <text:p text:style-name="P33">docker build -t carlosgmr/app-angular .</text:p>
        </text:list-item>
        <text:list-item>
          <text:p text:style-name="P19">Construir contenedor Docker con la imagen anterior y ejecutarlo:</text:p>
          <text:p text:style-name="P33">docker run -p 8973:80 --detach --memory 1g --name app-angular carlosgmr/app-angular</text:p>
        </text:list-item>
        <text:list-item>
          <text:p text:style-name="P19">La aplicación se encuentra accesible desde <text:a xlink:type="simple" xlink:href="http://localhost:8973/" text:style-name="Internet_20_link" text:visited-style-name="Visited_20_Internet_20_Link">http://localhost:8973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499cm" loext:contextual-spacing="true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9:06:19.876722838</meta:creation-date>
    <dc:date>2018-09-17T20:41:48.767653597</dc:date>
    <meta:editing-duration>PT1H2M42S</meta:editing-duration>
    <meta:editing-cycles>18</meta:editing-cycles>
    <meta:generator>LibreOffice/6.0.3.2$Linux_X86_64 LibreOffice_project/00m0$Build-2</meta:generator>
    <meta:document-statistic meta:table-count="0" meta:image-count="0" meta:object-count="0" meta:page-count="5" meta:paragraph-count="115" meta:word-count="1216" meta:character-count="8181" meta:non-whitespace-character-count="7073"/>
  </office:meta>
</office:document-meta>
</file>